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A29B84B9FF9E5A4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064cm"/>
    </style:style>
    <style:style style:name="Table3.B" style:family="table-column">
      <style:table-column-properties style:column-width="1.746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27cm"/>
    </style:style>
    <style:style style:name="Table3.E" style:family="table-column">
      <style:table-column-properties style:column-width="2.17cm"/>
    </style:style>
    <style:style style:name="Table3.F" style:family="table-column">
      <style:table-column-properties style:column-width="3.122cm"/>
    </style:style>
    <style:style style:name="Table3.G" style:family="table-column">
      <style:table-column-properties style:column-width="1.667cm"/>
    </style:style>
    <style:style style:name="Table3.H" style:family="table-column">
      <style:table-column-properties style:column-width="1.348cm"/>
    </style:style>
    <style:style style:name="Table3.I" style:family="table-column">
      <style:table-column-properties style:column-width="1.722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616cm"/>
    </style:style>
    <style:style style:name="Table3.A2" style:family="table-cell">
      <style:table-cell-properties style:vertical-align="middle"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I2" style:family="table-cell">
      <style:table-cell-properties style:vertical-align="middle" fo:background-color="transparent" fo:padding="0.05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3" style:family="table-row">
      <style:table-row-properties style:min-row-height="0.503cm"/>
    </style:style>
    <style:style style:name="Table3.G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H3" style:family="table-cell">
      <style:table-cell-properties fo:background-color="transparent" fo:padding="0.051cm" fo:border-left="0.05pt solid #000000" fo:border-right="none" fo:border-top="none" fo:border-bottom="0.05pt solid #000000" style:writing-mode="page">
        <style:background-image/>
      </style:table-cell-properties>
    </style:style>
    <style:style style:name="Table3.4" style:family="table-row">
      <style:table-row-properties style:min-row-height="0.714cm"/>
    </style:style>
    <style:style style:name="Table3.A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5" style:family="table-row">
      <style:table-row-properties style:min-row-height="0.6cm"/>
    </style:style>
    <style:style style:name="Table3.A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609cm"/>
    </style:style>
    <style:style style:name="Table3.A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7" style:family="table-row">
      <style:table-row-properties style:min-row-height="0.582cm"/>
    </style:style>
    <style:style style:name="Table3.A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1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1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F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4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4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5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5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6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6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7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7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28" style:family="table-row">
      <style:table-row-properties style:min-row-height="0.402cm"/>
    </style:style>
    <style:style style:name="Table3.A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8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8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29" style:family="table-row">
      <style:table-row-properties style:min-row-height="0.415cm"/>
    </style:style>
    <style:style style:name="Table3.A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2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29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29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30" style:family="table-row">
      <style:table-row-properties style:min-row-height="0.804cm"/>
    </style:style>
    <style:style style:name="Table3.A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0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0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1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1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A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B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D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E3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F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G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H33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I33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ext_20_body">
      <style:text-properties style:use-window-font-color="true" loext:opacity="0%" style:font-name="Arial" fo:font-size="11pt" fo:font-weight="normal" officeooo:rsid="0275a526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officeooo:rsid="0277f717" officeooo:paragraph-rsid="02ff89b5"/>
    </style:style>
    <style:style style:name="P11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40c2c" style:font-name-asian="Noto Sans CJK SC Regular" style:font-size-asian="14pt" style:font-weight-asian="bold" style:font-name-complex="FreeSans1" style:font-size-complex="14pt" style:font-weight-complex="bold"/>
    </style:style>
    <style:style style:name="P12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13" style:family="paragraph" style:parent-style-name="Text_20_body">
      <style:text-properties officeooo:rsid="0269cb7a" officeooo:paragraph-rsid="02e82e6a"/>
    </style:style>
    <style:style style:name="P14" style:family="paragraph" style:parent-style-name="Heading_20_1" style:master-page-name="First_20_Page">
      <style:paragraph-properties fo:text-align="center" style:justify-single-word="false" style:page-number="auto"/>
    </style:style>
    <style:style style:name="P15" style:family="paragraph" style:parent-style-name="Standard">
      <style:text-properties officeooo:rsid="03143587" officeooo:paragraph-rsid="03143587"/>
    </style:style>
    <style:style style:name="P16" style:family="paragraph" style:parent-style-name="Standard">
      <style:text-properties style:font-name="Times New Roman1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2pt" officeooo:rsid="02ea2195" officeooo:paragraph-rsid="02ea2195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2pt" officeooo:rsid="02f637d6" officeooo:paragraph-rsid="02f637d6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2pt" officeooo:rsid="03143587" officeooo:paragraph-rsid="0314358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2pt" officeooo:rsid="02f2bf04" officeooo:paragraph-rsid="02f2bf04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2pt" officeooo:rsid="02ff89b5" officeooo:paragraph-rsid="02ff89b5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2pt" officeooo:rsid="02f82f0d" officeooo:paragraph-rsid="02f82f0d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Times New Roman1" fo:font-size="12pt" officeooo:rsid="030fd978" officeooo:paragraph-rsid="030fd97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Times New Roman1" fo:font-size="12pt" officeooo:rsid="030a1988" officeooo:paragraph-rsid="030a1988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size="12pt" officeooo:rsid="030cc53b" officeooo:paragraph-rsid="030cc53b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rsid="0277f717" officeooo:paragraph-rsid="0306fe7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rsid="0277f717" officeooo:paragraph-rsid="02f2bf04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rsid="0277f717" officeooo:paragraph-rsid="02a38e1a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rsid="0277f717" officeooo:paragraph-rsid="027bedb0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rsid="0277f717" officeooo:paragraph-rsid="02ff89b5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rsid="02ea260b" officeooo:paragraph-rsid="02ea260b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rsid="02f82f0d" officeooo:paragraph-rsid="02f82f0d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1" fo:font-size="12pt" officeooo:paragraph-rsid="027bedb0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officeooo:rsid="030cc53b" officeooo:paragraph-rsid="030cc53b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277f717" officeooo:paragraph-rsid="02ea2195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1" fo:font-size="12pt" fo:font-weight="normal" officeooo:rsid="0277f717" officeooo:paragraph-rsid="027bedb0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2ea2195" officeooo:paragraph-rsid="02ea2195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2ecfb36" officeooo:paragraph-rsid="02ecfb36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1" fo:font-size="12pt" fo:font-weight="normal" officeooo:rsid="03143587" officeooo:paragraph-rsid="03143587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officeooo:rsid="0277f717" officeooo:paragraph-rsid="02f2bf04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1" fo:font-size="12pt" officeooo:rsid="0277f717" officeooo:paragraph-rsid="0306fe7d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1" fo:font-size="12pt" officeooo:rsid="0277f717" officeooo:paragraph-rsid="02a38e1a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1" fo:font-size="12pt" officeooo:rsid="0277f717" officeooo:paragraph-rsid="030fd978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1" fo:font-size="12pt" officeooo:rsid="0277f717" officeooo:paragraph-rsid="027bedb0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font-name="Times New Roman1" fo:font-size="12pt" officeooo:rsid="0277f717" officeooo:paragraph-rsid="027bedb0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font-name="Times New Roman1" fo:font-size="12pt" officeooo:rsid="0277f717" officeooo:paragraph-rsid="02ff89b5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1" fo:font-size="12pt" officeooo:rsid="02ea2195" officeooo:paragraph-rsid="02ea2195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1" fo:font-size="12pt" officeooo:rsid="02f637d6" officeooo:paragraph-rsid="02f637d6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1" fo:font-size="12pt" officeooo:rsid="03143587" officeooo:paragraph-rsid="03143587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1" fo:font-size="12pt" officeooo:rsid="02ff89b5" officeooo:paragraph-rsid="02ff89b5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1" fo:font-size="12pt" officeooo:rsid="02ea260b" officeooo:paragraph-rsid="02ea260b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1" fo:font-size="12pt" officeooo:rsid="02f82f0d" officeooo:paragraph-rsid="02f82f0d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1" fo:font-size="12pt" officeooo:paragraph-rsid="027bedb0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1" fo:font-size="12pt" officeooo:rsid="026ec750" officeooo:paragraph-rsid="02f2bf04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1" fo:font-size="12pt" officeooo:rsid="03015f82" officeooo:paragraph-rsid="03015f82" style:font-size-asian="12pt" style:font-size-complex="12pt"/>
    </style:style>
    <style:style style:name="P57" style:family="paragraph" style:parent-style-name="Table_20_Contents">
      <style:paragraph-properties fo:text-align="end" style:justify-single-word="false"/>
      <style:text-properties style:font-name="Times New Roman1" fo:font-size="12pt" officeooo:paragraph-rsid="027bedb0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Times New Roman1" fo:font-size="12pt" officeooo:rsid="030cc53b" officeooo:paragraph-rsid="030cc53b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1" fo:font-size="12pt" officeooo:rsid="03158b4f" officeooo:paragraph-rsid="03158b4f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Times New Roman1" fo:font-size="12pt" fo:font-weight="bold" officeooo:rsid="03143587" officeooo:paragraph-rsid="03143587" style:font-size-asian="12pt" style:font-weight-asian="bold" style:font-size-complex="12pt" style:font-weight-complex="bold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2f9962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fo:font-weight="normal" style:font-name-asian="Noto Sans CJK SC Regular" style:font-size-asian="11pt" style:font-weight-asian="normal" style:font-name-complex="FreeSans1" style:font-size-complex="11pt" style:font-weight-complex="normal"/>
    </style:style>
    <style:style style:name="T11" style:family="text">
      <style:text-properties style:use-window-font-color="true" loext:opacity="0%" style:font-name="Arial" fo:font-size="11pt" fo:font-weight="normal" officeooo:rsid="02a80433" style:font-name-asian="Noto Sans CJK SC Regular" style:font-size-asian="11pt" style:font-weight-asian="normal" style:font-name-complex="FreeSans1" style:font-size-complex="11pt" style:font-weight-complex="normal"/>
    </style:style>
    <style:style style:name="T12" style:family="text">
      <style:text-properties style:use-window-font-color="true" loext:opacity="0%" style:font-name="Arial" fo:font-size="11pt" fo:font-weight="normal" officeooo:rsid="02bc3c32" style:font-name-asian="Noto Sans CJK SC Regular" style:font-size-asian="11pt" style:font-weight-asian="normal" style:font-name-complex="FreeSans1" style:font-size-complex="11pt" style:font-weight-complex="normal"/>
    </style:style>
    <style:style style:name="T13" style:family="text">
      <style:text-properties style:use-window-font-color="true" loext:opacity="0%" style:font-name="Arial" fo:font-size="11pt" fo:font-weight="normal" officeooo:rsid="02e8baac" style:font-name-asian="Noto Sans CJK SC Regular" style:font-size-asian="11pt" style:font-weight-asian="normal" style:font-name-complex="FreeSans1" style:font-size-complex="11pt" style:font-weight-complex="normal"/>
    </style:style>
    <style:style style:name="T14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5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6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7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8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9" style:family="text">
      <style:text-properties style:use-window-font-color="true" loext:opacity="0%" style:font-name="Arial" fo:font-size="14pt" fo:font-weight="bold" officeooo:rsid="02fa8759" style:font-name-asian="Noto Sans CJK SC Regular" style:font-size-asian="14pt" style:font-weight-asian="bold" style:font-name-complex="FreeSans1" style:font-size-complex="14pt" style:font-weight-complex="bold"/>
    </style:style>
    <style:style style:name="T20" style:family="text">
      <style:text-properties officeooo:rsid="02ea2195"/>
    </style:style>
    <style:style style:name="T21" style:family="text">
      <style:text-properties officeooo:rsid="02f1dd3d"/>
    </style:style>
    <style:style style:name="T22" style:family="text">
      <style:text-properties officeooo:rsid="02fc4e3e"/>
    </style:style>
    <style:style style:name="T23" style:family="text">
      <style:text-properties officeooo:rsid="02fe4434"/>
    </style:style>
    <style:style style:name="T24" style:family="text">
      <style:text-properties officeooo:rsid="02ff89b5"/>
    </style:style>
    <style:style style:name="T25" style:family="text">
      <style:text-properties officeooo:rsid="030921c7"/>
    </style:style>
    <style:style style:name="T26" style:family="text">
      <style:text-properties officeooo:rsid="030a1988"/>
    </style:style>
    <style:style style:name="T27" style:family="text">
      <style:text-properties officeooo:rsid="030b68b8"/>
    </style:style>
    <style:style style:name="T28" style:family="text">
      <style:text-properties officeooo:rsid="031435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 text:is-list-header="true"><text:span text:style-name="T16">ACTIVIDADES UD</text:span><text:span text:style-name="T19">6</text:span><text:span text:style-name="T18"> - </text:span><text:span text:style-name="T17">SERVIDOR</text:span></text:h>
      <text:p text:style-name="P11">NOMBRE Y APELLIDOS: <text:span text:style-name="T28">Miguel Pozo Pérez</text:span></text:p>
      <text:p text:style-name="P12"><text:span text:style-name="T15">T</text:span><text:span text:style-name="T14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7">CE</text:p>
          </table:table-cell>
          <table:table-cell table:style-name="Table3.A1" office:value-type="string">
            <text:p text:style-name="P8">ACT<text:span text:style-name="T20">.</text:span></text:p>
          </table:table-cell>
          <table:table-cell table:style-name="Table3.A1" table:number-columns-spanned="2" office:value-type="string">
            <text:p text:style-name="P9">TAREA</text:p>
          </table:table-cell>
          <table:covered-table-cell/>
          <table:table-cell table:style-name="Table3.A1" office:value-type="string">
            <text:p text:style-name="P9">HECHO</text:p>
          </table:table-cell>
          <table:table-cell table:style-name="Table3.A1" office:value-type="string">
            <text:p text:style-name="P7">CALIFICACIÓN</text:p>
          </table:table-cell>
          <table:table-cell table:style-name="Table3.A1" table:number-columns-spanned="2" office:value-type="string">
            <text:p text:style-name="P7">IE</text:p>
          </table:table-cell>
          <table:covered-table-cell/>
          <table:table-cell table:style-name="Table3.I1" office:value-type="string">
            <text:p text:style-name="P7">TOTAL</text:p>
          </table:table-cell>
        </table:table-row>
        <table:table-row table:style-name="Table3.2">
          <table:table-cell table:style-name="Table3.A2" table:number-rows-spanned="2" office:value-type="string">
            <text:p text:style-name="P36">RA<text:span text:style-name="T22">5</text:span><text:span text:style-name="T21">.h</text:span></text:p>
          </table:table-cell>
          <table:table-cell table:style-name="Table3.A2" table:number-rows-spanned="2" office:value-type="string">
            <text:p text:style-name="P36">UD<text:span text:style-name="T22">6</text:span>.1</text:p>
          </table:table-cell>
          <table:table-cell table:style-name="Table3.A2" table:number-rows-spanned="2" office:value-type="string">
            <text:p text:style-name="P38">a</text:p>
          </table:table-cell>
          <table:table-cell table:style-name="Table3.A2" table:number-rows-spanned="2" office:value-type="string">
            <text:p text:style-name="P39">10p</text:p>
          </table:table-cell>
          <table:table-cell table:style-name="Table3.A2" table:number-rows-spanned="2" office:value-type="string">
            <text:p text:style-name="P40">10</text:p>
          </table:table-cell>
          <table:table-cell table:style-name="Table3.A2" table:number-rows-spanned="2" office:value-type="string">
            <text:p text:style-name="P40">10</text:p>
          </table:table-cell>
          <table:table-cell table:style-name="Table3.A2" office:value-type="string">
            <text:p text:style-name="P37">I3 - 90%</text:p>
          </table:table-cell>
          <table:table-cell table:style-name="Table3.A2" office:value-type="string">
            <text:p text:style-name="P40">9</text:p>
          </table:table-cell>
          <table:table-cell table:style-name="Table3.I2" table:number-rows-spanned="2" office:value-type="string">
            <text:p text:style-name="P40">10</text:p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46">I6 - 10%</text:p>
          </table:table-cell>
          <table:table-cell table:style-name="Table3.H3" office:value-type="string">
            <text:p text:style-name="P60">1</text:p>
          </table:table-cell>
          <table:covered-table-cell/>
        </table:table-row>
        <table:table-row table:style-name="Table3.4">
          <table:table-cell table:style-name="Table3.A14" table:number-rows-spanned="8" office:value-type="string">
            <text:p text:style-name="P41">RA<text:span text:style-name="T22">5.e</text:span></text:p>
          </table:table-cell>
          <table:table-cell table:style-name="Table3.B11" table:number-rows-spanned="8" office:value-type="string">
            <text:p text:style-name="P41">UD<text:span text:style-name="T22">6</text:span>.<text:span text:style-name="T22">2</text:span></text:p>
          </table:table-cell>
          <table:table-cell table:style-name="Table3.C4" office:value-type="string">
            <text:p text:style-name="P48">a</text:p>
          </table:table-cell>
          <table:table-cell table:style-name="Table3.D4" office:value-type="string">
            <text:p text:style-name="P49">1<text:span text:style-name="T22">.5</text:span>p</text:p>
          </table:table-cell>
          <table:table-cell table:style-name="Table3.E4" office:value-type="string">
            <text:p text:style-name="P50">1.5</text:p>
          </table:table-cell>
          <table:table-cell table:style-name="Table3.F11" table:number-rows-spanned="8" office:value-type="string">
            <text:p text:style-name="P50">10</text:p>
          </table:table-cell>
          <table:table-cell table:style-name="Table3.G4" office:value-type="string">
            <text:p text:style-name="P46">I3 - 90%</text:p>
          </table:table-cell>
          <table:table-cell table:style-name="Table3.H14" office:value-type="string">
            <text:p text:style-name="P50">9</text:p>
          </table:table-cell>
          <table:table-cell table:style-name="Table3.I11" table:number-rows-spanned="8" office:value-type="string">
            <text:p text:style-name="P50">10</text:p>
          </table:table-cell>
        </table:table-row>
        <table:table-row table:style-name="Table3.5">
          <table:covered-table-cell/>
          <table:covered-table-cell/>
          <table:table-cell table:style-name="Table3.C5" office:value-type="string">
            <text:p text:style-name="P17">b</text:p>
          </table:table-cell>
          <table:table-cell table:style-name="Table3.D5" office:value-type="string">
            <text:p text:style-name="P18"><text:span text:style-name="T22">1</text:span>.5p</text:p>
          </table:table-cell>
          <table:table-cell table:style-name="Table3.E5" office:value-type="string">
            <text:p text:style-name="P19">1.5</text:p>
          </table:table-cell>
          <table:covered-table-cell/>
          <table:table-cell table:style-name="Table3.G11" table:number-rows-spanned="7" office:value-type="string">
            <text:p text:style-name="P46">I6 - 10%</text:p>
          </table:table-cell>
          <table:table-cell table:style-name="Table3.H14" table:number-rows-spanned="7" office:value-type="string">
            <text:p text:style-name="P50">1</text:p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6" office:value-type="string">
            <text:p text:style-name="P17">c</text:p>
          </table:table-cell>
          <table:table-cell table:style-name="Table3.D6" office:value-type="string">
            <text:p text:style-name="P49">1p</text:p>
          </table:table-cell>
          <table:table-cell table:style-name="Table3.E6" office:value-type="string">
            <text:p text:style-name="P19">1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7" office:value-type="string">
            <text:p text:style-name="P17">d</text:p>
          </table:table-cell>
          <table:table-cell table:style-name="Table3.D7" office:value-type="string">
            <text:p text:style-name="P49">1p</text:p>
          </table:table-cell>
          <table:table-cell table:style-name="Table3.E7" office:value-type="string">
            <text:p text:style-name="P19">1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8" office:value-type="string">
            <text:p text:style-name="P17">e</text:p>
          </table:table-cell>
          <table:table-cell table:style-name="Table3.D8" office:value-type="string">
            <text:p text:style-name="P18"><text:span text:style-name="T22">1</text:span>p</text:p>
          </table:table-cell>
          <table:table-cell table:style-name="Table3.E8" office:value-type="string">
            <text:p text:style-name="P19">1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covered-table-cell/>
          <table:covered-table-cell/>
          <table:table-cell table:style-name="Table3.C10" office:value-type="string">
            <text:p text:style-name="P17">f</text:p>
          </table:table-cell>
          <table:table-cell table:style-name="Table3.D10" office:value-type="string">
            <text:p text:style-name="P18"><text:span text:style-name="T22">1.</text:span>5p</text:p>
          </table:table-cell>
          <table:table-cell table:style-name="Table3.E10" office:value-type="string">
            <text:p text:style-name="P19">1.5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10" office:value-type="string">
            <text:p text:style-name="P20">g</text:p>
          </table:table-cell>
          <table:table-cell table:style-name="Table3.D10" office:value-type="string">
            <text:p text:style-name="P18"><text:span text:style-name="T22">1</text:span>p</text:p>
          </table:table-cell>
          <table:table-cell table:style-name="Table3.E10" office:value-type="string">
            <text:p text:style-name="P19">1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11" office:value-type="string">
            <text:p text:style-name="P20">h</text:p>
          </table:table-cell>
          <table:table-cell table:style-name="Table3.D11" office:value-type="string">
            <text:p text:style-name="P49">1<text:span text:style-name="T22">.5</text:span>p</text:p>
          </table:table-cell>
          <table:table-cell table:style-name="Table3.E11" office:value-type="string">
            <text:p text:style-name="P19">1.5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14" table:number-rows-spanned="3" office:value-type="string">
            <text:p text:style-name="P41">RA<text:span text:style-name="T21">6</text:span>.<text:span text:style-name="T24">b</text:span></text:p>
          </table:table-cell>
          <table:table-cell table:style-name="Table3.B14" table:number-rows-spanned="3" office:value-type="string">
            <text:p text:style-name="P41">UD<text:span text:style-name="T22">6</text:span>.<text:span text:style-name="T23">3</text:span></text:p>
          </table:table-cell>
          <table:table-cell table:style-name="Table3.C12" office:value-type="string">
            <text:p text:style-name="P48">a</text:p>
          </table:table-cell>
          <table:table-cell table:style-name="Table3.D12" office:value-type="string">
            <text:p text:style-name="P51">7p</text:p>
          </table:table-cell>
          <table:table-cell table:style-name="Table3.E12" office:value-type="string">
            <text:p text:style-name="P50">7</text:p>
          </table:table-cell>
          <table:table-cell table:style-name="Table3.F14" table:number-rows-spanned="3" office:value-type="string">
            <text:p text:style-name="P50">10</text:p>
          </table:table-cell>
          <table:table-cell table:style-name="Table3.G12" office:value-type="string">
            <text:p text:style-name="P46">I3 - 90%</text:p>
          </table:table-cell>
          <table:table-cell table:style-name="Table3.H14" office:value-type="string">
            <text:p text:style-name="P50">9</text:p>
          </table:table-cell>
          <table:table-cell table:style-name="Table3.I14" table:number-rows-spanned="3" office:value-type="string">
            <text:p text:style-name="P50">10</text:p>
          </table:table-cell>
        </table:table-row>
        <table:table-row table:style-name="Table3.7">
          <table:covered-table-cell/>
          <table:covered-table-cell/>
          <table:table-cell table:style-name="Table3.C13" office:value-type="string">
            <text:p text:style-name="P17">b</text:p>
          </table:table-cell>
          <table:table-cell table:style-name="Table3.D13" office:value-type="string">
            <text:p text:style-name="P51">2p</text:p>
          </table:table-cell>
          <table:table-cell table:style-name="Table3.E13" office:value-type="string">
            <text:p text:style-name="P19">2</text:p>
          </table:table-cell>
          <table:covered-table-cell/>
          <table:table-cell table:style-name="Table3.G14" table:number-rows-spanned="2" office:value-type="string">
            <text:p text:style-name="P46">I6 - 10%</text:p>
          </table:table-cell>
          <table:table-cell table:style-name="Table3.H14" table:number-rows-spanned="2" office:value-type="string">
            <text:p text:style-name="P50">1</text:p>
          </table:table-cell>
          <table:covered-table-cell/>
        </table:table-row>
        <table:table-row table:style-name="Table3.5">
          <table:covered-table-cell/>
          <table:covered-table-cell/>
          <table:table-cell table:style-name="Table3.C14" office:value-type="string">
            <text:p text:style-name="P17">c</text:p>
          </table:table-cell>
          <table:table-cell table:style-name="Table3.D14" office:value-type="string">
            <text:p text:style-name="P51">1p</text:p>
          </table:table-cell>
          <table:table-cell table:style-name="Table3.E14" office:value-type="string">
            <text:p text:style-name="P19">1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20" table:number-rows-spanned="6" office:value-type="string">
            <text:p text:style-name="P42">RA<text:span text:style-name="T25">5.g</text:span></text:p>
          </table:table-cell>
          <table:table-cell table:style-name="Table3.B20" table:number-rows-spanned="6" office:value-type="string">
            <text:p text:style-name="P41">UD<text:span text:style-name="T22">6</text:span>.<text:span text:style-name="T24">4</text:span></text:p>
          </table:table-cell>
          <table:table-cell table:style-name="Table3.C15" office:value-type="string">
            <text:p text:style-name="P52">a</text:p>
          </table:table-cell>
          <table:table-cell table:style-name="Table3.D15" office:value-type="string">
            <text:p text:style-name="P53"><text:span text:style-name="T24">1</text:span>p</text:p>
          </table:table-cell>
          <table:table-cell table:style-name="Table3.E15" office:value-type="string">
            <text:p text:style-name="P43"/>
          </table:table-cell>
          <table:table-cell table:style-name="Table3.F15" table:number-rows-spanned="6" office:value-type="string">
            <text:p text:style-name="P50">9</text:p>
          </table:table-cell>
          <table:table-cell table:style-name="Table3.G20" table:number-rows-spanned="3" office:value-type="string">
            <text:p text:style-name="P46">I3 - 90%</text:p>
          </table:table-cell>
          <table:table-cell table:style-name="Table3.H20" table:number-rows-spanned="3" office:value-type="string">
            <text:p text:style-name="P46"/>
          </table:table-cell>
          <table:table-cell table:style-name="Table3.I20" table:number-rows-spanned="6" office:value-type="string">
            <text:p text:style-name="P54"/>
          </table:table-cell>
        </table:table-row>
        <table:table-row table:style-name="Table3.6">
          <table:covered-table-cell/>
          <table:covered-table-cell/>
          <table:table-cell table:style-name="Table3.C20" office:value-type="string">
            <text:p text:style-name="P21">b</text:p>
          </table:table-cell>
          <table:table-cell table:style-name="Table3.D20" office:value-type="string">
            <text:p text:style-name="P22"><text:span text:style-name="T24">2</text:span>p</text:p>
          </table:table-cell>
          <table:table-cell table:style-name="Table3.E20" office:value-type="string">
            <text:p text:style-name="P19">2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0" office:value-type="string">
            <text:p text:style-name="P21">c</text:p>
          </table:table-cell>
          <table:table-cell table:style-name="Table3.D20" office:value-type="string">
            <text:p text:style-name="P21">5p</text:p>
          </table:table-cell>
          <table:table-cell table:style-name="Table3.E20" office:value-type="string">
            <text:p text:style-name="P19">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0" office:value-type="string">
            <text:p text:style-name="P21">d</text:p>
          </table:table-cell>
          <table:table-cell table:style-name="Table3.D20" office:value-type="string">
            <text:p text:style-name="P21">0.5p</text:p>
          </table:table-cell>
          <table:table-cell table:style-name="Table3.E20" office:value-type="string">
            <text:p text:style-name="P19">0.5</text:p>
          </table:table-cell>
          <table:covered-table-cell/>
          <table:table-cell table:style-name="Table3.G20" table:number-rows-spanned="3" office:value-type="string">
            <text:p text:style-name="P47">I6 - 10%</text:p>
          </table:table-cell>
          <table:table-cell table:style-name="Table3.H20" table:number-rows-spanned="3" office:value-type="string">
            <text:p text:style-name="P16"/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20" office:value-type="string">
            <text:p text:style-name="P21">e</text:p>
          </table:table-cell>
          <table:table-cell table:style-name="Table3.D20" office:value-type="string">
            <text:p text:style-name="P21">0.75p</text:p>
          </table:table-cell>
          <table:table-cell table:style-name="Table3.E20" office:value-type="string">
            <text:p text:style-name="P19">0.75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0" office:value-type="string">
            <text:p text:style-name="P21">f</text:p>
          </table:table-cell>
          <table:table-cell table:style-name="Table3.D20" office:value-type="string">
            <text:p text:style-name="P21">0.75p</text:p>
          </table:table-cell>
          <table:table-cell table:style-name="Table3.E20" office:value-type="string">
            <text:p text:style-name="P19">0.75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27" table:number-rows-spanned="7" office:value-type="string">
            <text:p text:style-name="P27">RA<text:span text:style-name="T21">6</text:span>.<text:span text:style-name="T26">e</text:span></text:p>
          </table:table-cell>
          <table:table-cell table:style-name="Table3.B27" table:number-rows-spanned="7" office:value-type="string">
            <text:p text:style-name="P28">UD<text:span text:style-name="T22">6</text:span>.<text:span text:style-name="T24">5</text:span></text:p>
          </table:table-cell>
          <table:table-cell table:style-name="Table3.C21" office:value-type="string">
            <text:p text:style-name="P32">a</text:p>
          </table:table-cell>
          <table:table-cell table:style-name="Table3.D21" office:value-type="string">
            <text:p text:style-name="P33"><text:span text:style-name="T24">1</text:span>p</text:p>
          </table:table-cell>
          <table:table-cell table:style-name="Table3.E21" office:value-type="string">
            <text:p text:style-name="P29"/>
          </table:table-cell>
          <table:table-cell table:style-name="Table3.F27" table:number-rows-spanned="7" office:value-type="string">
            <text:p text:style-name="P34"/>
          </table:table-cell>
          <table:table-cell table:style-name="Table3.G23" table:number-rows-spanned="3" office:value-type="string">
            <text:p text:style-name="P30">I3 - 90%</text:p>
            <text:p text:style-name="P31"/>
          </table:table-cell>
          <table:table-cell table:style-name="Table3.H23" table:number-rows-spanned="3" office:value-type="string">
            <text:p text:style-name="P30"/>
          </table:table-cell>
          <table:table-cell table:style-name="Table3.I27" table:number-rows-spanned="7" office:value-type="string">
            <text:p text:style-name="P34"/>
          </table:table-cell>
        </table:table-row>
        <table:table-row table:style-name="Table3.6">
          <table:covered-table-cell/>
          <table:covered-table-cell/>
          <table:table-cell table:style-name="Table3.C22" office:value-type="string">
            <text:p text:style-name="P23">b</text:p>
          </table:table-cell>
          <table:table-cell table:style-name="Table3.D22" office:value-type="string">
            <text:p text:style-name="P23">1.5p</text:p>
          </table:table-cell>
          <table:table-cell table:style-name="Table3.E22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3" office:value-type="string">
            <text:p text:style-name="P23">c</text:p>
          </table:table-cell>
          <table:table-cell table:style-name="Table3.D23" office:value-type="string">
            <text:p text:style-name="P23">1.5p</text:p>
          </table:table-cell>
          <table:table-cell table:style-name="Table3.E23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4" office:value-type="string">
            <text:p text:style-name="P23">d</text:p>
          </table:table-cell>
          <table:table-cell table:style-name="Table3.D24" office:value-type="string">
            <text:p text:style-name="P23">1p</text:p>
          </table:table-cell>
          <table:table-cell table:style-name="Table3.E24" office:value-type="string">
            <text:p text:style-name="P24"/>
          </table:table-cell>
          <table:covered-table-cell/>
          <table:table-cell table:style-name="Table3.G27" table:number-rows-spanned="4" office:value-type="string">
            <text:p text:style-name="P44">I6 - 10%</text:p>
          </table:table-cell>
          <table:table-cell table:style-name="Table3.H27" table:number-rows-spanned="4" office:value-type="string">
            <text:p text:style-name="P45"/>
          </table:table-cell>
          <table:covered-table-cell/>
        </table:table-row>
        <table:table-row table:style-name="Table3.6">
          <table:covered-table-cell/>
          <table:covered-table-cell/>
          <table:table-cell table:style-name="Table3.C25" office:value-type="string">
            <text:p text:style-name="P23">e</text:p>
          </table:table-cell>
          <table:table-cell table:style-name="Table3.D25" office:value-type="string">
            <text:p text:style-name="P23">2p</text:p>
          </table:table-cell>
          <table:table-cell table:style-name="Table3.E25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covered-table-cell/>
          <table:covered-table-cell/>
          <table:table-cell table:style-name="Table3.C26" office:value-type="string">
            <text:p text:style-name="P23">f</text:p>
          </table:table-cell>
          <table:table-cell table:style-name="Table3.D26" office:value-type="string">
            <text:p text:style-name="P23">1.5p</text:p>
          </table:table-cell>
          <table:table-cell table:style-name="Table3.E26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covered-table-cell/>
          <table:covered-table-cell/>
          <table:table-cell table:style-name="Table3.C27" office:value-type="string">
            <text:p text:style-name="P23">g</text:p>
          </table:table-cell>
          <table:table-cell table:style-name="Table3.D27" office:value-type="string">
            <text:p text:style-name="P23">1.5p</text:p>
          </table:table-cell>
          <table:table-cell table:style-name="Table3.E27" office:value-type="string">
            <text:p text:style-name="P24"/>
          </table:table-cell>
          <table:covered-table-cell/>
          <table:covered-table-cell/>
          <table:covered-table-cell/>
          <table:covered-table-cell/>
        </table:table-row>
        <table:table-row table:style-name="Table3.28">
          <table:table-cell table:style-name="Table3.A29" table:number-rows-spanned="2" office:value-type="string">
            <text:p text:style-name="P25">RA6.c</text:p>
          </table:table-cell>
          <table:table-cell table:style-name="Table3.B29" table:number-rows-spanned="2" office:value-type="string">
            <text:p text:style-name="P25">UD6.6</text:p>
          </table:table-cell>
          <table:table-cell table:style-name="Table3.C29" table:number-rows-spanned="2" office:value-type="string">
            <text:p text:style-name="P25">a</text:p>
          </table:table-cell>
          <table:table-cell table:style-name="Table3.D29" table:number-rows-spanned="2" office:value-type="string">
            <text:p text:style-name="P25">10p</text:p>
          </table:table-cell>
          <table:table-cell table:style-name="Table3.E29" table:number-rows-spanned="2" office:value-type="string">
            <text:p text:style-name="P24"/>
          </table:table-cell>
          <table:table-cell table:style-name="Table3.F29" table:number-rows-spanned="2" office:value-type="string">
            <text:p text:style-name="P24"/>
          </table:table-cell>
          <table:table-cell table:style-name="Table3.G29" office:value-type="string">
            <text:p text:style-name="P45">I3 - 90%</text:p>
          </table:table-cell>
          <table:table-cell table:style-name="Table3.H29" office:value-type="string">
            <text:p text:style-name="P45"/>
          </table:table-cell>
          <table:table-cell table:style-name="Table3.I29" table:number-rows-spanned="2" office:value-type="string">
            <text:p text:style-name="P24"/>
          </table:table-cell>
        </table:table-row>
        <table:table-row table:style-name="Table3.2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29" office:value-type="string">
            <text:p text:style-name="P47">I6 - 10%</text:p>
          </table:table-cell>
          <table:table-cell table:style-name="Table3.H29" office:value-type="string">
            <text:p text:style-name="P46"/>
          </table:table-cell>
          <table:covered-table-cell/>
        </table:table-row>
        <table:table-row table:style-name="Table3.30">
          <table:table-cell table:style-name="Table3.A31" table:number-rows-spanned="2" office:value-type="string">
            <text:p text:style-name="P55">RA<text:span text:style-name="T27">5.f</text:span></text:p>
          </table:table-cell>
          <table:table-cell table:style-name="Table3.B31" table:number-rows-spanned="2" office:value-type="string">
            <text:p text:style-name="P41">UD6.<text:span text:style-name="T27">7</text:span></text:p>
          </table:table-cell>
          <table:table-cell table:style-name="Table3.C30" office:value-type="string">
            <text:p text:style-name="P51">a</text:p>
          </table:table-cell>
          <table:table-cell table:style-name="Table3.D30" office:value-type="string">
            <text:p text:style-name="P56"><text:span text:style-name="T27">5</text:span>p</text:p>
          </table:table-cell>
          <table:table-cell table:style-name="Table3.E30" office:value-type="string">
            <text:p text:style-name="P43"/>
          </table:table-cell>
          <table:table-cell table:style-name="Table3.F31" table:number-rows-spanned="2" office:value-type="string">
            <text:p text:style-name="P57"/>
          </table:table-cell>
          <table:table-cell table:style-name="Table3.G30" office:value-type="string">
            <text:p text:style-name="P45">I3 - 90%</text:p>
          </table:table-cell>
          <table:table-cell table:style-name="Table3.H30" office:value-type="string">
            <text:p text:style-name="P46"/>
          </table:table-cell>
          <table:table-cell table:style-name="Table3.I31" table:number-rows-spanned="2" office:value-type="string">
            <text:p text:style-name="P54"/>
          </table:table-cell>
        </table:table-row>
        <table:table-row table:style-name="Table3.30">
          <table:covered-table-cell/>
          <table:covered-table-cell/>
          <table:table-cell table:style-name="Table3.C31" office:value-type="string">
            <text:p text:style-name="P51">b</text:p>
          </table:table-cell>
          <table:table-cell table:style-name="Table3.D31" office:value-type="string">
            <text:p text:style-name="P56"><text:span text:style-name="T27">5</text:span>p</text:p>
          </table:table-cell>
          <table:table-cell table:style-name="Table3.E31" office:value-type="string">
            <text:p text:style-name="P59"/>
          </table:table-cell>
          <table:covered-table-cell/>
          <table:table-cell table:style-name="Table3.G31" office:value-type="string">
            <text:p text:style-name="P47">I6 - 10%</text:p>
          </table:table-cell>
          <table:table-cell table:style-name="Table3.H31" office:value-type="string">
            <text:p text:style-name="P16"/>
          </table:table-cell>
          <table:covered-table-cell/>
        </table:table-row>
        <table:table-row table:style-name="Table3.28">
          <table:table-cell table:style-name="Table3.A33" table:number-rows-spanned="2" office:value-type="string">
            <text:p text:style-name="P26">RA6.d</text:p>
          </table:table-cell>
          <table:table-cell table:style-name="Table3.B33" table:number-rows-spanned="2" office:value-type="string">
            <text:p text:style-name="P26">UD6.8</text:p>
          </table:table-cell>
          <table:table-cell table:style-name="Table3.C32" office:value-type="string">
            <text:p text:style-name="P58">a</text:p>
          </table:table-cell>
          <table:table-cell table:style-name="Table3.D32" office:value-type="string">
            <text:p text:style-name="P58">7p</text:p>
          </table:table-cell>
          <table:table-cell table:style-name="Table3.E33" table:number-rows-spanned="2" office:value-type="string">
            <text:p text:style-name="P43"/>
          </table:table-cell>
          <table:table-cell table:style-name="Table3.F33" table:number-rows-spanned="2" office:value-type="string">
            <text:p text:style-name="P24"/>
          </table:table-cell>
          <table:table-cell table:style-name="Table3.G32" office:value-type="string">
            <text:p text:style-name="P45">I3 - 90%</text:p>
          </table:table-cell>
          <table:table-cell table:style-name="Table3.H32" office:value-type="string">
            <text:p text:style-name="P24"/>
          </table:table-cell>
          <table:table-cell table:style-name="Table3.I33" table:number-rows-spanned="2" office:value-type="string">
            <text:p text:style-name="P24"/>
          </table:table-cell>
        </table:table-row>
        <table:table-row table:style-name="Table3.28">
          <table:covered-table-cell/>
          <table:covered-table-cell/>
          <table:table-cell table:style-name="Table3.C33" office:value-type="string">
            <text:p text:style-name="P35">b</text:p>
          </table:table-cell>
          <table:table-cell table:style-name="Table3.D33" office:value-type="string">
            <text:p text:style-name="P35">3p</text:p>
          </table:table-cell>
          <table:covered-table-cell/>
          <table:covered-table-cell/>
          <table:table-cell table:style-name="Table3.G33" office:value-type="string">
            <text:p text:style-name="P10">I6 - 10%</text:p>
          </table:table-cell>
          <table:table-cell table:style-name="Table3.H33" office:value-type="string">
            <text:p text:style-name="P15"/>
          </table:table-cell>
          <table:covered-table-cell/>
        </table:table-row>
      </table:table>
      <text:p text:style-name="P13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2f9962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A29B84B9FF9E5A40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2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6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6DT15H34M52S</meta:editing-duration>
    <meta:editing-cycles>605</meta:editing-cycles>
    <meta:generator>LibreOffice/7.0.1.2$Windows_X86_64 LibreOffice_project/7cbcfc562f6eb6708b5ff7d7397325de9e764452</meta:generator>
    <meta:initial-creator>Manuel Pérez Alfonso</meta:initial-creator>
    <dc:date>2023-11-18T14:17:14.554000000</dc:date>
    <meta:document-statistic meta:table-count="1" meta:image-count="1" meta:object-count="0" meta:page-count="1" meta:paragraph-count="136" meta:word-count="188" meta:character-count="846" meta:non-whitespace-character-count="551"/>
  </office:meta>
</office:document-meta>
</file>